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722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6.2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ccccc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Имя сотрудника</text:p>
          </table:table-cell>
          <table:table-cell office:value-type="string">
            <text:p>Категория</text:p>
          </table:table-cell>
          <table:table-cell office:value-type="string">
            <text:p>Грейд</text:p>
          </table:table-cell>
          <table:table-cell office:value-type="string">
            <text:p>Направление</text:p>
          </table:table-cell>
          <table:table-cell office:value-type="string">
            <text:p>Должность</text:p>
          </table:table-cell>
          <table:table-cell office:value-type="string">
            <text:p>Дата выхода</text:p>
          </table:table-cell>
          <table:table-cell office:value-type="string">
            <text:p>Испытательный срок</text:p>
          </table:table-cell>
          <table:table-cell office:value-type="string">
            <text:p>Официально оформлен</text:p>
          </table:table-cell>
          <table:table-cell office:value-type="string">
            <text:p>Номер карты</text:p>
          </table:table-cell>
          <table:table-cell office:value-type="string">
            <text:p>Название банка</text:p>
          </table:table-cell>
          <table:table-cell office:value-type="string">
            <text:p>Номер карты(вторичный)</text:p>
          </table:table-cell>
          <table:table-cell office:value-type="string">
            <text:p>Название банка(вторичное)</text:p>
          </table:table-cell>
          <table:table-cell table:number-columns-repeated="14"/>
        </table:table-row>
        <table:table-row table:style-name="ro1">
          <table:table-cell table:style-name="ce1" office:value-type="string" table:number-columns-spanned="26" table:number-rows-spanned="1">
            <text:p><text:a xlink:href="python://for%20each=%22o%20in%20objects%22" xlink:type="simple">for each="o in objects"</text:a></text:p>
          </table:table-cell>
          <table:covered-table-cell table:number-columns-repeated="25"/>
        </table:table-row>
        <table:table-row table:style-name="ro1">
          <table:table-cell table:style-name="ce2" office:value-type="string">
            <text:p><text:a xlink:href="python://o.name" xlink:type="simple">o.neme</text:a></text:p>
          </table:table-cell>
          <table:table-cell office:value-type="string">
            <text:p><text:a xlink:href="python://o.category" xlink:type="simple">python://o.category</text:a></text:p>
          </table:table-cell>
          <table:table-cell table:style-name="ce3" office:value-type="string">
            <text:p><text:a xlink:href="python://o.grade_name" xlink:type="simple">python://o.grade_name</text:a></text:p>
          </table:table-cell>
          <table:table-cell table:style-name="ce4" office:value-type="string">
            <text:p><text:a xlink:href="python://o.direction" xlink:type="simple">python://o.direction</text:a></text:p>
          </table:table-cell>
          <table:table-cell table:style-name="ce3" office:value-type="string">
            <text:p><text:a xlink:href="python://o.direction" xlink:type="simple">python://o.direction</text:a></text:p>
          </table:table-cell>
          <table:table-cell office:value-type="string">
            <text:p><text:a xlink:href="python://o.start_date" xlink:type="simple">python://o.start_date</text:a></text:p>
          </table:table-cell>
          <table:table-cell table:style-name="ce5" office:value-type="string">
            <text:p><text:a xlink:href="python://o.probation" xlink:type="simple">python://o.probation</text:a></text:p>
          </table:table-cell>
          <table:table-cell office:value-type="string">
            <text:p><text:a xlink:href="python://o.formalized" xlink:type="simple">python://o.formalized</text:a></text:p>
          </table:table-cell>
          <table:table-cell table:style-name="ce3" office:value-type="string">
            <text:p><text:a xlink:href="python://o.account_number" xlink:type="simple">python://o.account_number</text:a></text:p>
          </table:table-cell>
          <table:table-cell table:style-name="ce4" office:value-type="string">
            <text:p><text:a xlink:href="python://o.bank_name" xlink:type="simple">python://o.bank_name</text:a></text:p>
          </table:table-cell>
          <table:table-cell table:style-name="ce3" office:value-type="string">
            <text:p><text:a xlink:href="python://o.account_number_2" xlink:type="simple">python://o.account_number_2</text:a></text:p>
          </table:table-cell>
          <table:table-cell office:value-type="string">
            <text:p><text:a xlink:href="python://o.bank_name_2" xlink:type="simple">python://o.bank_name_2</text:a>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table:style-name="ce1" office:value-type="string" table:number-columns-spanned="26" table:number-rows-spanned="1">
            <text:p><text:a xlink:href="python:///for" xlink:type="simple">/for</text:a></text:p>
          </table:table-cell>
          <table:covered-table-cell table:number-columns-repeated="25"/>
        </table:table-row>
        <table:table-row table:style-name="ro2" table:number-rows-repeated="1048565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.00.0000</text:date>, <text:time style:data-style-name="N2" text:time-value="0000-00-00T16:38: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3T16:57:09</dc:date>
    <meta:generator>LibreOffice/4.0.3.3$Linux_X86_64 LibreOffice_project/400m0$Build-3</meta:generator>
    <meta:editing-duration>PT1H25M53S</meta:editing-duration>
    <meta:editing-cycles>11</meta:editing-cycles>
    <meta:document-statistic meta:table-count="1" meta:cell-count="26" meta:object-count="0"/>
  </office:meta>
</office:document-meta>
</file>